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background-color="#141414">
        <style:background-image/>
      </style:paragraph-properties>
      <style:text-properties fo:color="#f8f8f8"/>
    </style:style>
    <style:style style:name="P2" style:family="paragraph" style:parent-style-name="Preformatted_20_Text">
      <style:paragraph-properties fo:background-color="#141414">
        <style:background-image/>
      </style:paragraph-properties>
      <style:text-properties fo:color="#5f5a60" style:font-name="DejaVu Sans Mono" fo:font-size="9pt" fo:font-style="italic"/>
    </style:style>
    <style:style style:name="P3" style:family="paragraph" style:parent-style-name="Preformatted_20_Text">
      <style:paragraph-properties fo:background-color="#141414">
        <style:background-image/>
      </style:paragraph-properties>
      <style:text-properties fo:color="#f8f8f8"/>
    </style:style>
    <style:style style:name="P4" style:family="paragraph" style:parent-style-name="Preformatted_20_Text">
      <style:paragraph-properties fo:background-color="#141414">
        <style:background-image/>
      </style:paragraph-properties>
      <style:text-properties fo:color="#f8f8f8" style:font-name="DejaVu Sans Mono" fo:font-size="9pt"/>
    </style:style>
    <style:style style:name="T1" style:family="text">
      <style:text-properties fo:color="#cda869"/>
    </style:style>
    <style:style style:name="T2" style:family="text">
      <style:text-properties fo:color="#cda869" style:font-name="DejaVu Sans Mono" fo:font-size="9pt"/>
    </style:style>
    <style:style style:name="T3" style:family="text">
      <style:text-properties fo:color="#cf6a4c"/>
    </style:style>
    <style:style style:name="T4" style:family="text">
      <style:text-properties fo:color="#cf6a4c" style:font-name="DejaVu Sans Mono" fo:font-size="9pt"/>
    </style:style>
    <style:style style:name="T5" style:family="text">
      <style:text-properties fo:color="#f9ee98"/>
    </style:style>
    <style:style style:name="T6" style:family="text">
      <style:text-properties style:font-name="DejaVu Sans Mono" fo:font-size="9pt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9pt"/>
    </style:style>
    <style:style style:name="T9" style:family="text">
      <style:text-properties fo:color="#aa4926"/>
    </style:style>
    <style:style style:name="T10" style:family="text">
      <style:text-properties fo:color="#dad085"/>
    </style:style>
    <style:style style:name="T11" style:family="text">
      <style:text-properties fo:color="#a5c261"/>
    </style:style>
    <style:style style:name="T12" style:family="text">
      <style:text-properties fo:color="#a5c261" style:font-name="DejaVu Sans Mono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Nax number of iterations permitted</text:p>
      <text:p text:style-name="P4">max_iter<text:span text:style-name="T1">=</text:span><text:span text:style-name="T3">1000</text:span></text:p>
      <text:p text:style-name="P2"># Seconds per time step</text:p>
      <text:p text:style-name="P4">dt <text:span text:style-name="T1">= </text:span><text:span text:style-name="T3">10.2</text:span></text:p>
      <text:p text:style-name="P4">n_inf <text:span text:style-name="T1">= </text:span><text:span text:style-name="T3">3</text:span></text:p>
      <text:p text:style-name="P2"># set num cores to use</text:p>
      <text:p text:style-name="P4">num_inf_cores <text:span text:style-name="T1">= </text:span>multiprocessing.cpu_count()</text:p>
      <text:p text:style-name="P2"># Set number of initialization routines</text:p>
      <text:p text:style-name="P4">n_init <text:span text:style-name="T1">= </text:span><text:span text:style-name="T3">1</text:span></text:p>
      <text:p text:style-name="P2"># set num cores to use</text:p>
      <text:p text:style-name="P4">num_init_cores <text:span text:style-name="T1">= </text:span>multiprocessing.cpu_count()</text:p>
      <text:p text:style-name="P2">#-------------------------------------"True" Variable Definitions------------------------------------------------------#</text:p>
      <text:p text:style-name="P2"># noise</text:p>
      <text:p text:style-name="P4">sigma <text:span text:style-name="T1">= </text:span><text:span text:style-name="T3">25</text:span></text:p>
      <text:p text:style-name="P2"># memory</text:p>
      <text:p text:style-name="P4">w <text:span text:style-name="T1">= </text:span><text:span text:style-name="T3">15</text:span></text:p>
      <text:p text:style-name="P2"># Fix trace length for now</text:p>
      <text:p text:style-name="P4">T <text:span text:style-name="T1">= </text:span><text:span text:style-name="T3">200</text:span></text:p>
      <text:p text:style-name="P2">#Num states</text:p>
      <text:p text:style-name="P4">K <text:span text:style-name="T1">= </text:span><text:span text:style-name="T3">3</text:span></text:p>
      <text:p text:style-name="P2"># Number of traces per batch</text:p>
      <text:p text:style-name="P4">batch_size <text:span text:style-name="T1">= </text:span><text:span text:style-name="T3">100</text:span></text:p>
      <text:p text:style-name="P2"># Set transition rate matrix for system</text:p>
      <text:p text:style-name="P4"><text:span text:style-name="T5">if </text:span>K <text:span text:style-name="T1">== </text:span><text:span text:style-name="T3">3</text:span><text:span text:style-name="T1">:</text:span></text:p>
      <text:p text:style-name="P3"><text:span text:style-name="T1"><text:s text:c="4"/></text:span><text:span text:style-name="T6">R </text:span><text:span text:style-name="T2">= </text:span><text:span text:style-name="T6">np.array([[</text:span><text:span text:style-name="T2">-</text:span><text:span text:style-name="T4">.004</text:span><text:span text:style-name="T8">, </text:span><text:span text:style-name="T4">.009</text:span><text:span text:style-name="T8">, </text:span><text:span text:style-name="T4">.005</text:span><text:span text:style-name="T6">]</text:span><text:span text:style-name="T8">, </text:span><text:span text:style-name="T6">[</text:span><text:span text:style-name="T4">.003</text:span><text:span text:style-name="T8">, </text:span><text:span text:style-name="T2">-</text:span><text:span text:style-name="T4">.014</text:span><text:span text:style-name="T8">, </text:span><text:span text:style-name="T4">.015</text:span><text:span text:style-name="T6">]</text:span><text:span text:style-name="T8">, </text:span><text:span text:style-name="T6">[</text:span><text:span text:style-name="T4">.001</text:span><text:span text:style-name="T8">, </text:span><text:span text:style-name="T4">.005</text:span><text:span text:style-name="T8">, </text:span><text:span text:style-name="T2">-</text:span><text:span text:style-name="T4">.02</text:span><text:span text:style-name="T6">]]) </text:span><text:span text:style-name="T2">* </text:span><text:span text:style-name="T6">dt</text:span></text:p>
      <text:p text:style-name="P4"><text:span text:style-name="T5">elif </text:span>K <text:span text:style-name="T1">== </text:span><text:span text:style-name="T3">2</text:span><text:span text:style-name="T1">:</text:span></text:p>
      <text:p text:style-name="P3"><text:span text:style-name="T1"><text:s text:c="4"/></text:span><text:span text:style-name="T6">R </text:span><text:span text:style-name="T2">= </text:span><text:span text:style-name="T6">np.array([[</text:span><text:span text:style-name="T2">-</text:span><text:span text:style-name="T4">.004</text:span><text:span text:style-name="T8">, </text:span><text:span text:style-name="T4">.014</text:span><text:span text:style-name="T6">]</text:span><text:span text:style-name="T8">, </text:span><text:span text:style-name="T6">[</text:span><text:span text:style-name="T4">.004</text:span><text:span text:style-name="T8">, </text:span><text:span text:style-name="T2">-</text:span><text:span text:style-name="T4">.014</text:span><text:span text:style-name="T6">]]) </text:span><text:span text:style-name="T2">* </text:span><text:span text:style-name="T6">dt</text:span></text:p>
      <text:p text:style-name="P4">A <text:span text:style-name="T1">= </text:span>scipy.linalg.expm(R<text:span text:style-name="T7">, </text:span><text:span text:style-name="T9">q</text:span><text:span text:style-name="T1">=</text:span><text:span text:style-name="T10">None</text:span>)</text:p>
      <text:p text:style-name="P4"><text:span text:style-name="T5">print</text:span>(A)</text:p>
      <text:p text:style-name="P2"># Set emission levels</text:p>
      <text:p text:style-name="P4"><text:span text:style-name="T5">if </text:span>K <text:span text:style-name="T1">== </text:span><text:span text:style-name="T3">3</text:span><text:span text:style-name="T1">:</text:span></text:p>
      <text:p text:style-name="P3"><text:span text:style-name="T1"><text:s text:c="4"/></text:span><text:span text:style-name="T6">v </text:span><text:span text:style-name="T2">= </text:span><text:span text:style-name="T6">np.array([</text:span><text:span text:style-name="T4">0.0</text:span><text:span text:style-name="T8">, </text:span><text:span text:style-name="T4">25.0</text:span><text:span text:style-name="T8">, </text:span><text:span text:style-name="T4">50.0</text:span><text:span text:style-name="T6">])</text:span></text:p>
      <text:p text:style-name="P4"><text:span text:style-name="T5">elif </text:span>K <text:span text:style-name="T1">== </text:span><text:span text:style-name="T3">2</text:span><text:span text:style-name="T1">:</text:span></text:p>
      <text:p text:style-name="P3"><text:span text:style-name="T1"><text:s text:c="4"/></text:span><text:span text:style-name="T6">v </text:span><text:span text:style-name="T2">= </text:span><text:span text:style-name="T6">np.array([</text:span><text:span text:style-name="T4">0.0</text:span><text:span text:style-name="T8">,</text:span><text:span text:style-name="T4">25.0</text:span><text:span text:style-name="T6">])</text:span></text:p>
      <text:p text:style-name="P2"># Initial stat pdf</text:p>
      <text:p text:style-name="P4"><text:span text:style-name="T5">if </text:span>K <text:span text:style-name="T1">== </text:span><text:span text:style-name="T3">3</text:span><text:span text:style-name="T1">:</text:span></text:p>
      <text:p text:style-name="P3"><text:span text:style-name="T1"><text:s text:c="4"/></text:span><text:span text:style-name="T6">pi </text:span><text:span text:style-name="T2">= </text:span><text:span text:style-name="T6">[</text:span><text:span text:style-name="T4">.8</text:span><text:span text:style-name="T8">,</text:span><text:span text:style-name="T4">.1</text:span><text:span text:style-name="T8">,</text:span><text:span text:style-name="T4">.1</text:span><text:span text:style-name="T6">]</text:span></text:p>
      <text:p text:style-name="P4"><text:span text:style-name="T5">elif </text:span>K <text:span text:style-name="T1">== </text:span><text:span text:style-name="T3">2</text:span><text:span text:style-name="T1">:</text:span></text:p>
      <text:p text:style-name="P3"><text:span text:style-name="T1"><text:s text:c="4"/></text:span><text:span text:style-name="T6">pi </text:span><text:span text:style-name="T2">= </text:span><text:span text:style-name="T6">[</text:span><text:span text:style-name="T4">.8</text:span><text:span text:style-name="T8">, </text:span><text:span text:style-name="T4">.2</text:span><text:span text:style-name="T6">]</text:span></text:p>
      <text:p text:style-name="P2">#------------------------------------------Inference Init Variables----------------------------------------------------#</text:p>
      <text:p text:style-name="P4"><text:span text:style-name="T5">if </text:span>K <text:span text:style-name="T1">== </text:span><text:span text:style-name="T3">3</text:span><text:span text:style-name="T1">:</text:span></text:p>
      <text:p text:style-name="P3"><text:span text:style-name="T1"><text:s text:c="4"/></text:span><text:span text:style-name="T6">v_prior </text:span><text:span text:style-name="T2">= </text:span><text:span text:style-name="T6">np.array([ <text:s text:c="2"/></text:span><text:span text:style-name="T4">0</text:span><text:span text:style-name="T8">, <text:s text:c="2"/></text:span><text:span text:style-name="T4">20.0</text:span><text:span text:style-name="T8">, <text:s/></text:span><text:span text:style-name="T4">40.0</text:span><text:span text:style-name="T6">])</text:span></text:p>
      <text:p text:style-name="P3"><text:s text:c="4"/><text:span text:style-name="T6">A_prior </text:span><text:span text:style-name="T2">= </text:span><text:span text:style-name="T6">np.array([[ </text:span><text:span text:style-name="T4">.8</text:span><text:span text:style-name="T8">, <text:s text:c="2"/></text:span><text:span text:style-name="T4">.1</text:span><text:span text:style-name="T8">, <text:s text:c="2"/></text:span><text:span text:style-name="T4">.1</text:span><text:span text:style-name="T6">]</text:span><text:span text:style-name="T8">,</text:span></text:p>
      <text:p text:style-name="P3"><text:span text:style-name="T7"><text:s text:c="20"/></text:span><text:span text:style-name="T6">[ </text:span><text:span text:style-name="T4">.1</text:span><text:span text:style-name="T8">, <text:s text:c="2"/></text:span><text:span text:style-name="T4">.8</text:span><text:span text:style-name="T8">, <text:s text:c="2"/></text:span><text:span text:style-name="T4">.1</text:span><text:span text:style-name="T6">]</text:span><text:span text:style-name="T8">,</text:span></text:p>
      <text:p text:style-name="P3"><text:span text:style-name="T7"><text:s text:c="20"/></text:span><text:span text:style-name="T6">[ </text:span><text:span text:style-name="T4">.1</text:span><text:span text:style-name="T8">, <text:s text:c="2"/></text:span><text:span text:style-name="T4">.1</text:span><text:span text:style-name="T8">, <text:s text:c="2"/></text:span><text:span text:style-name="T4">.8</text:span><text:span text:style-name="T6">]])</text:span></text:p>
      <text:p text:style-name="P4"><text:span text:style-name="T5">elif </text:span>K <text:span text:style-name="T1">== </text:span><text:span text:style-name="T3">2</text:span><text:span text:style-name="T1">:</text:span></text:p>
      <text:p text:style-name="P3"><text:span text:style-name="T1"><text:s text:c="4"/></text:span><text:span text:style-name="T6">v_prior </text:span><text:span text:style-name="T2">= </text:span><text:span text:style-name="T6">[</text:span><text:span text:style-name="T4">0</text:span><text:span text:style-name="T8">,</text:span><text:span text:style-name="T4">20</text:span><text:span text:style-name="T6">]</text:span></text:p>
      <text:p text:style-name="P3"><text:s text:c="4"/><text:span text:style-name="T6">A_prior </text:span><text:span text:style-name="T2">= </text:span><text:span text:style-name="T6">np.array([[</text:span><text:span text:style-name="T4">.8</text:span><text:span text:style-name="T8">, </text:span><text:span text:style-name="T4">.2</text:span><text:span text:style-name="T6">]</text:span><text:span text:style-name="T8">,</text:span></text:p>
      <text:p text:style-name="P3"><text:span text:style-name="T7"><text:s text:c="24"/></text:span><text:span text:style-name="T6">[</text:span><text:span text:style-name="T4">.2</text:span><text:span text:style-name="T8">, </text:span><text:span text:style-name="T4">.8</text:span><text:span text:style-name="T6">]])</text:span></text:p>
      <text:p text:style-name="P4">sigma_prior <text:span text:style-name="T1">= </text:span><text:span text:style-name="T3">30.0</text:span></text:p>
      <text:p text:style-name="P2">#Degree of flexibility to allow in param initiations (2 = +/- full variable value)</text:p>
      <text:p text:style-name="P4">A_temp <text:span text:style-name="T1">= </text:span><text:span text:style-name="T3">1</text:span></text:p>
      <text:p text:style-name="P4">v_temp <text:span text:style-name="T1">= </text:span><text:span text:style-name="T3">1</text:span></text:p>
      <text:p text:style-name="P4">sigma_temp <text:span text:style-name="T1">= </text:span><text:span text:style-name="T3">1</text:span></text:p>
      <text:p text:style-name="P2">#-----------------------------------------------Write Paths------------------------------------------------------------#</text:p>
      <text:p text:style-name="P2"># Set test name</text:p>
      <text:p text:style-name="P4">test_name <text:span text:style-name="T1">= </text:span><text:span text:style-name="T11">"mike_params_3state_est_noise"</text:span></text:p>
      <text:p text:style-name="P2"># Set writepath for results</text:p>
      <text:p text:style-name="P4">outpath <text:span text:style-name="T1">= </text:span><text:span text:style-name="T11">'../results/decode_validation/'</text:span></text:p>
      <text:p text:style-name="P2"># Set project name (creates subfolder)</text:p>
      <text:p text:style-name="P4"><text:soft-page-break/>subfolder_name <text:span text:style-name="T1">= </text:span>test_name</text:p>
      <text:p text:style-name="P4"><text:span text:style-name="T5">if not </text:span>os.path.isdir(os.path.join(outpath<text:span text:style-name="T7">, </text:span>subfolder_name))<text:span text:style-name="T1">:</text:span></text:p>
      <text:p text:style-name="P3"><text:span text:style-name="T1"><text:s text:c="4"/></text:span><text:span text:style-name="T6">os.makedirs(os.path.join(outpath</text:span><text:span text:style-name="T8">, </text:span><text:span text:style-name="T6">subfolder_name))</text:span></text:p>
      <text:p text:style-name="P4"><text:span text:style-name="T5">if not </text:span>os.path.isdir(os.path.join(outpath<text:span text:style-name="T7">, </text:span>subfolder_name<text:span text:style-name="T7">, </text:span><text:span text:style-name="T11">'plots'</text:span>))<text:span text:style-name="T1">:</text:span></text:p>
      <text:p text:style-name="P1"><text:span text:style-name="T1"><text:s text:c="4"/></text:span><text:span text:style-name="T6">os.makedirs(os.path.join(outpath</text:span><text:span text:style-name="T8">, </text:span><text:span text:style-name="T6">subfolder_name</text:span><text:span text:style-name="T8">, </text:span><text:span text:style-name="T12">'plots'</text:span><text:span text:style-name="T6">)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7-05-30T08:00:38.131972891</meta:creation-date>
    <dc:date>2017-05-30T08:01:12.566959552</dc:date>
    <dc:creator>nicholas </dc:creator>
    <meta:editing-duration>P0D</meta:editing-duration>
    <meta:editing-cycles>1</meta:editing-cycles>
    <meta:document-statistic meta:table-count="0" meta:image-count="0" meta:object-count="0" meta:page-count="2" meta:paragraph-count="65" meta:word-count="272" meta:character-count="2016" meta:non-whitespace-character-count="1686"/>
    <meta:generator>LibreOffice/4.2.8.2$Linux_X86_64 LibreOffice_project/420m0$Build-2</meta:generator>
  </office:meta>
</office:document-meta>
</file>